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0 7030l7030-7030M7030 0l7031 7030M14061 7030l-7031 7031M7030 14061l-7030-703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